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106cm" svg:stroke-color="#5eb91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3.179cm"/>
      <style:paragraph-properties style:writing-mode="lr-tb"/>
    </style:style>
    <style:style style:name="gr3" style:family="graphic" style:parent-style-name="standard">
      <style:graphic-properties svg:stroke-color="#5eb91e" draw:fill-color="#5eb91e" draw:textarea-horizontal-align="justify" draw:textarea-vertical-align="middle" draw:auto-grow-height="false" fo:min-height="0.289cm" fo:min-width="0.143cm"/>
    </style:style>
    <style:style style:name="gr4" style:family="graphic" style:parent-style-name="standard">
      <style:graphic-properties draw:stroke="none" svg:stroke-color="#000000" draw:fill="none" draw:fill-color="#ffffff" fo:min-height="4.51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4.534cm"/>
      <style:paragraph-properties style:writing-mode="lr-tb"/>
    </style:style>
    <style:style style:name="gr6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draw:stroke="dash" draw:stroke-dash="Dot" svg:stroke-width="0.081cm" svg:stroke-color="#5eb91e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loext:graphic-properties draw:fill="none" draw:fill-color="#ffffff"/>
      <style:paragraph-properties style:writing-mode="lr-tb"/>
      <style:text-properties fo:color="#5eb91e" fo:font-size="60pt" style:font-size-asian="60pt" style:font-size-complex="60pt"/>
    </style:style>
    <style:style style:name="P4" style:family="paragraph">
      <loext:graphic-properties draw:fill-color="#5eb91e"/>
      <style:paragraph-properties fo:text-align="center"/>
    </style:style>
    <style:style style:name="P5" style:family="paragraph">
      <style:text-properties fo:color="#ffffff" fo:font-size="32pt" style:font-size-asian="32pt" style:font-size-complex="32pt"/>
    </style:style>
    <style:style style:name="P6" style:family="paragraph">
      <loext:graphic-properties draw:fill="none" draw:fill-color="#ffffff"/>
      <style:text-properties fo:color="#ffffff" fo:font-size="32pt" style:font-size-asian="32pt" style:font-size-complex="32pt"/>
    </style:style>
    <style:style style:name="T1" style:family="text">
      <style:text-properties fo:color="#5eb91e" fo:font-size="60pt" style:font-size-asian="60pt" style:font-size-complex="60pt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color="#ffffff" style:text-position="-33% 58%" fo:font-size="32pt" style:font-size-asian="32pt" style:font-size-complex="32pt"/>
    </style:style>
    <style:style style:name="T4" style:family="text">
      <style:text-properties fo:color="#ffffff" style:text-position="0% 100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96cm" svg:y1="20.126cm" svg:x2="20.52cm" svg:y2="20.126cm">
          <text:p/>
        </draw:line>
        <draw:line draw:style-name="gr1" draw:text-style-name="P1" draw:layer="layout" svg:x1="3.844cm" svg:y1="20.126cm" svg:x2="3.683cm" svg:y2="6.223cm">
          <text:p/>
        </draw:line>
        <draw:frame draw:style-name="gr2" draw:text-style-name="P3" draw:layer="layout" svg:width="2.173cm" svg:height="3.429cm" svg:x="2.653cm" svg:y="3.302cm">
          <draw:text-box>
            <text:p text:style-name="P2"><text:span text:style-name="T1">y</text:span></text:p>
          </draw:text-box>
        </draw:frame>
        <draw:custom-shape draw:style-name="gr3" draw:text-style-name="P4" draw:layer="layout" svg:width="0.909cm" svg:height="0.761cm" svg:x="16.236cm" svg:y="11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2.418cm" svg:height="4.764cm" svg:x="16.792cm" svg:y="12.7cm">
          <draw:text-box>
            <text:p text:style-name="P5"><text:span text:style-name="T2">(x</text:span><text:span text:style-name="T3">0</text:span><text:span text:style-name="T2">,f(x</text:span><text:span text:style-name="T3">0</text:span><text:span text:style-name="T2">))</text:span></text:p>
          </draw:text-box>
        </draw:frame>
        <draw:frame draw:style-name="gr5" draw:text-style-name="P3" draw:layer="layout" svg:width="4.713cm" svg:height="4.784cm" svg:x="20.32cm" svg:y="18.711cm">
          <draw:text-box>
            <text:p text:style-name="P2"><text:span text:style-name="T1">x</text:span></text:p>
          </draw:text-box>
        </draw:frame>
        <draw:path draw:style-name="gr6" draw:text-style-name="P1" draw:layer="layout" svg:width="7.262cm" svg:height="15.249cm" draw:transform="skewX (6.72663516768103E-017) rotate (-1.0768681484805) translate (18.669cm 5.207cm)" svg:viewBox="0 0 7263 15250" svg:d="M731 15250c3751 0 6288-1230 6494-2417 207-1187-464-5298-1436-6975-972-1678-5789-5858-5789-5858">
          <text:p/>
        </draw:path>
        <draw:line draw:style-name="gr7" draw:text-style-name="P1" draw:layer="layout" svg:x1="11.684cm" svg:y1="24.003cm" svg:x2="21.082cm" svg:y2="2.286cm">
          <text:p/>
        </draw:line>
        <draw:frame draw:style-name="gr4" draw:text-style-name="P6" draw:layer="layout" svg:width="12.418cm" svg:height="4.764cm" svg:x="10.442cm" svg:y="2.729cm">
          <draw:text-box>
            <text:p text:style-name="P5"><text:span text:style-name="T2">y</text:span><text:span text:style-name="T2">=</text:span><text:span text:style-name="T2">f</text:span><text:span text:style-name="T2">’</text:span><text:span text:style-name="T2">(</text:span><text:span text:style-name="T2">x</text:span><text:span text:style-name="T3">0</text:span><text:span text:style-name="T2">)</text:span><text:span text:style-name="T2">(</text:span><text:span text:style-name="T2">x</text:span><text:span text:style-name="T2">-</text:span><text:span text:style-name="T2">x</text:span><text:span text:style-name="T3">0</text:span><text:span text:style-name="T4">)</text:span><text:span text:style-name="T4">+</text:span><text:span text:style-name="T4">f</text:span><text:span text:style-name="T4">(</text:span><text:span text:style-name="T4">x</text:span><text:span text:style-name="T3">0</text:span><text:span text:style-name="T4">)</text:span></text:p>
          </draw:text-box>
        </draw:frame>
        <draw:line draw:style-name="gr7" draw:text-style-name="P1" draw:layer="layout" svg:x1="11.664cm" svg:y1="24.004cm" svg:x2="21.062cm" svg:y2="2.28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4T20:42:54.350288800</dc:date>
    <meta:editing-duration>PT2H50M16S</meta:editing-duration>
    <meta:editing-cycles>13</meta:editing-cycles>
    <meta:generator>LibreOffice/6.4.7.2$Linux_X86_64 LibreOffice_project/40$Build-2</meta:generator>
    <meta:document-statistic meta:object-count="10"/>
  </office:meta>
</office:document-meta>
</file>